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440.16mm"/>
    </style:style>
    <style:style style:name="co4" style:family="table-column">
      <style:table-column-properties fo:break-before="auto" style:column-width="39.56mm"/>
    </style:style>
    <style:style style:name="co5" style:family="table-column">
      <style:table-column-properties fo:break-before="auto" style:column-width="274.32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71.93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73.34mm"/>
    </style:style>
    <style:style style:name="co10" style:family="table-column">
      <style:table-column-properties fo:break-before="auto" style:column-width="285.75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ll Of Materials Bomb Jack components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 Layer</text:p>
          </table:table-cell>
          <table:table-cell office:value-type="string" calcext:value-type="string">
            <text:p>PCB 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laced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00p</text:p>
          </table:table-cell>
          <table:table-cell office:value-type="string" calcext:value-type="string">
            <text:p>https://www.mouser.sg/ProductDetail/Vishay-Cera-Mite/562R10TST20?qs=1Vd4QiMLiWEhnW3IqIibiA==</text:p>
          </table:table-cell>
          <table:table-cell/>
          <table:table-cell office:value-type="string" calcext:value-type="string">
            <text:p>220p Ceramic Capaci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AP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Resisto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,R2,R3,R4,R5,R6,R7,R8,R9,R10,R11,R12,R13,R14,R15,R16,R17,R18,R19,R20</text:p>
          </table:table-cell>
          <table:table-cell office:value-type="string" calcext:value-type="string">
            <text:p>PULLUP</text:p>
          </table:table-cell>
          <table:table-cell office:value-type="string" calcext:value-type="string">
            <text:p>https://www.mouser.sg/ProductDetail/660-MFS1-4DCT52R5601</text:p>
          </table:table-cell>
          <table:table-cell/>
          <table:table-cell office:value-type="string" calcext:value-type="string">
            <text:p>Digital Primitive Model Of A Pull-Up Resis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1,R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ttps://www.mouser.sg/ProductDetail/Vishay-Dale/CMF55220R00FHEK?qs=UEmB0FaNOjg2TC4qgSAJvQ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50,R51,R53,R55,R57,R60,R61,R63,R65,R67,R70,R71,R73,R75,R7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https://www.mouser.sg/ProductDetail/Vishay-Dale/CMF55442R00FHEB?qs=gQQ%2FpDEpiRKHk7nNPbIyfA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52,R54,R56,R62,R64,R66,R72,R74,R7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ttps://www.mouser.sg/ProductDetail/Vishay-Dale/CMF55221R00FKEB?qs=gQ87q99%2FLGLtVGUX15QkB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mouser.sg/ProductDetail/Vishay-Dale/CMF55100R00FHEK?qs=E1R6yEsG10vYngbhrGJpcw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https://www.mouser.sg/ProductDetail/Vishay-BC-Components/SFR25H0004700FR500?qs=58bml8Dt%2FllkS%252Ba6658qMg%3D%3D</text:p>
          </table:table-cell>
          <table:table-cell/>
          <table:table-cell office:value-type="string" calcext:value-type="string">
            <text:p>Generic resistor symbo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RES4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1,U2,U3,U4,U6,U7,U8,U12,U59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/>
          <table:table-cell office:value-type="string" calcext:value-type="string">
            <text:p>Hex Inver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11,U16,U18,U27,U39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4,U227,U314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7,U34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9,U45,U53,U58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</text:p>
          </table:table-cell>
          <table:table-cell office:value-type="float" office:value="7427" calcext:value-type="float">
            <text:p>7427</text:p>
          </table:table-cell>
          <table:table-cell office:value-type="string" calcext:value-type="string">
            <text:p>https://www.mouser.sg/ProductDetail/Texas-Instruments/SN74LS27N?qs=sGAEpiMZZMutXGli8Ay4kP28D9wZ8SQIwsPDjIqEADE%3D</text:p>
          </table:table-cell>
          <table:table-cell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74LS21</text:p>
          </table:table-cell>
          <table:table-cell office:value-type="string" calcext:value-type="string">
            <text:p>https://www.mouser.sg/ProductDetail/Texas-Instruments/SN74LS21NE4?qs=sGAEpiMZZMtMa9lbYwD6ZGuuqVaqkGmOS8GB5LKZP7E%3D</text:p>
          </table:table-cell>
          <table:table-cell/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2,U50</text:p>
          </table:table-cell>
          <table:table-cell office:value-type="float" office:value="74194" calcext:value-type="float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3,U25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https://www.mouser.sg/ProductDetail/Texas-Instruments/SN74LS02NE4?qs=sGAEpiMZZMtMa9lbYwD6ZGuuqVaqkGmOw9uqInhsB60%3D</text:p>
          </table:table-cell>
          <table:table-cell/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4,U54,U94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6,U91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8,U35,U36,U40,U257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29,U30,U31,U32,U57,U251,U252,U253,U254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3</text:p>
          </table:table-cell>
          <table:table-cell office:value-type="float" office:value="74175" calcext:value-type="float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7,U38</text:p>
          </table:table-cell>
          <table:table-cell office:value-type="float" office:value="74194" calcext:value-type="float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1</text:p>
          </table:table-cell>
          <table:table-cell office:value-type="float" office:value="7427" calcext:value-type="float">
            <text:p>7427</text:p>
          </table:table-cell>
          <table:table-cell office:value-type="string" calcext:value-type="string">
            <text:p>https://www.mouser.sg/ProductDetail/Texas-Instruments/SN74LS27N?qs=sGAEpiMZZMutXGli8Ay4kP28D9wZ8SQIwsPDjIqEADE%3D</text:p>
          </table:table-cell>
          <table:table-cell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2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/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3</text:p>
          </table:table-cell>
          <table:table-cell office:value-type="float" office:value="7427" calcext:value-type="float">
            <text:p>7427</text:p>
          </table:table-cell>
          <table:table-cell office:value-type="string" calcext:value-type="string">
            <text:p>https://www.mouser.sg/ProductDetail/Texas-Instruments/SN74LS27N?qs=sGAEpiMZZMutXGli8Ay4kP28D9wZ8SQIwsPDjIqEADE%3D</text:p>
          </table:table-cell>
          <table:table-cell/>
          <table:table-cell office:value-type="string" calcext:value-type="string">
            <text:p>Triple 3-Input Positive N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/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46,U47,U48,U49,U56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1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2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/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5,U92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63,U64,U68,U69,U234,U235</text:p>
          </table:table-cell>
          <table:table-cell office:value-type="string" calcext:value-type="string">
            <text:p>74LS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2.41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65,U66,U81,U82,U232,U233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67,U247</text:p>
          </table:table-cell>
          <table:table-cell office:value-type="float" office:value="7408" calcext:value-type="float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0,U231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1,U229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/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2,U246</text:p>
          </table:table-cell>
          <table:table-cell office:value-type="float" office:value="7408" calcext:value-type="float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/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3</text:p>
          </table:table-cell>
          <table:table-cell office:value-type="float" office:value="7402" calcext:value-type="float">
            <text:p>7402</text:p>
          </table:table-cell>
          <table:table-cell office:value-type="string" calcext:value-type="string">
            <text:p>https://www.mouser.sg/ProductDetail/Texas-Instruments/SN74LS02NE4?qs=sGAEpiMZZMtMa9lbYwD6ZGuuqVaqkGmOw9uqInhsB60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N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4,U238</text:p>
          </table:table-cell>
          <table:table-cell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/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75,U96,U97,U104,U105,U116,U117,U124,U125,U139,U140,U141,U142,U157,U163,U167,U168,U173,U174,U193,U194,U195,U196,U201,U204,U216,U217,U219,U245</text:p>
          </table:table-cell>
          <table:table-cell office:value-type="string" calcext:value-type="string">
            <text:p>74S374</text:p>
          </table:table-cell>
          <table:table-cell office:value-type="string" calcext:value-type="string">
            <text:p>https://www.mouser.sg/ProductDetail/Texas-Instruments/SN74LS374NE4?qs=SL3LIuy2dWwBzzpDJsDv8A%3D%3D</text:p>
          </table:table-cell>
          <table:table-cell/>
          <table:table-cell office:value-type="string" calcext:value-type="string">
            <text:p>Octal D-Type Edge Triggered Flip-Flops with Tri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6</text:p>
          </table:table-cell>
          <table:table-cell office:value-type="float" office:value="7485" calcext:value-type="float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string" calcext:value-type="string">
            <text:p>S$1.87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77,U78,U79</text:p>
          </table:table-cell>
          <table:table-cell office:value-type="string" calcext:value-type="string">
            <text:p>6116FAST</text:p>
          </table:table-cell>
          <table:table-cell office:value-type="string" calcext:value-type="string">
            <text:p>https://www.mouser.sg/ProductDetail/IDT/6116SA20TPGI?qs=sGAEpiMZZMt9mBA6nIyysK6VW3GrAnba45Kc6Apw0Go%3D</text:p>
          </table:table-cell>
          <table:table-cell office:value-type="string" calcext:value-type="string">
            <text:p>S$7.08</text:p>
          </table:table-cell>
          <table:table-cell office:value-type="string" calcext:value-type="string">
            <text:p>16K (2Kx8) Static RAM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4NAR</text:p>
          </table:table-cell>
          <table:table-cell office:value-type="string" calcext:value-type="string">
            <text:p>https://www.mouser.sg/ProductDetail/Mill-Max/110-93-324-41-801000?qs=2mZjssE3HVXiFvwLlnaxRQ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0</text:p>
          </table:table-cell>
          <table:table-cell office:value-type="float" office:value="74126" calcext:value-type="float">
            <text:p>74126</text:p>
          </table:table-cell>
          <table:table-cell office:value-type="string" calcext:value-type="string">
            <text:p>https://www.mouser.sg/ProductDetail/Texas-Instruments/SN74LS126AN?qs=%2Fha2pyFadugdvCHOFYeUo9JntWnIZ2YoHaFSsm4H%2FR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Bus Buffer Gate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5</text:p>
          </table:table-cell>
          <table:table-cell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7</text:p>
          </table:table-cell>
          <table:table-cell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8</text:p>
          </table:table-cell>
          <table:table-cell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89,U148,U226,U228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3,U400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5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98,U99,U102,U103,U106,U107,U110,U111,U112,U113,U114,U115,U118,U119,U122,U123,U126,U127,U130,U131,U132,U133,U134,U135,U169,U170,U171,U172,U175,U176,U177,U178,U182,U183,U185,U186,U188,U189,U191,U192,U197,U198,U199,U200,U202,U203,U205,U206</text:p>
          </table:table-cell>
          <table:table-cell office:value-type="float" office:value="74283" calcext:value-type="float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/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100,U101,U108,U109,U120,U121,U128,U129,U181,U184,U187,U190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36,U207,U215,U224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37,U155,U213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8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143,U144,U145,U146,U150,U151,U152,U153,U156,U158,U210,U211,U220,U221,U222,U223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47,U154,U212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https://www.mouser.sg/ProductDetail/Texas-Instruments/SN74LS00NE4?qs=sGAEpiMZZMtMa9lbYwD6ZGuuqVaqkGmOjzVWLw0jaeE%3D</text:p>
          </table:table-cell>
          <table:table-cell office:value-type="string" calcext:value-type="string">
            <text:p>S$0.95</text:p>
          </table:table-cell>
          <table:table-cell office:value-type="string" calcext:value-type="string">
            <text:p>Quadruple 2-Input Positive-NAND Gate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149,U208,U218,U225,U243,U244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https://www.mouser.sg/ProductDetail/Texas-Instruments/SN74LS373NE4?qs=sGAEpiMZZMu2QtOrmdJ1%2FRPDYI7IXkrB2H7gdWq7qaw%3D</text:p>
          </table:table-cell>
          <table:table-cell office:value-type="string" calcext:value-type="string">
            <text:p>S$1.40</text:p>
          </table:table-cell>
          <table:table-cell office:value-type="string" calcext:value-type="string">
            <text:p>Octal D-Type Transparent Latches with 3-state Output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159,U160,U161,U162,U166,U180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164,U165,U239,U240,U241,U242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/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9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09,U214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30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36</text:p>
          </table:table-cell>
          <table:table-cell office:value-type="float" office:value="7485" calcext:value-type="float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/>
          <table:table-cell office:value-type="string" calcext:value-type="string">
            <text:p>4-Bit Magnitude Compar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37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/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48,U249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0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255,U256,U259,U263,U284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8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60,U261,U262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/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64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265,U266,U267,U268,U269,U270,U271,U272,U273,U274,U275,U276,U277,U278,U279,U280</text:p>
          </table:table-cell>
          <table:table-cell office:value-type="float" office:value="74153" calcext:value-type="float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81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82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83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/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85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,1B,1D,2E,6M,6T,7F,7H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T</text:p>
          </table:table-cell>
          <table:table-cell office:value-type="float" office:value="7408" calcext:value-type="float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A,2B,2C,2D,7N</text:p>
          </table:table-cell>
          <table:table-cell office:value-type="float" office:value="74175" calcext:value-type="float">
            <text:p>74175</text:p>
          </table:table-cell>
          <table:table-cell office:value-type="string" calcext:value-type="string">
            <text:p>https://www.mouser.sg/ProductDetail/Texas-Instruments/SN74LS175NE4?qs=sGAEpiMZZMvxP%252Bvr8KwMwF73%2FSEETFlc4u4AUFSUKKQ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string" calcext:value-type="string">
            <text:p>S$0.89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T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/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A,3B,3C,3D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https://www.mouser.sg/ProductDetail/Texas-Instruments/SN74LS258BN?qs=%2Fha2pyFadugYCoHUAKZ16e6Ix0Tl4e52u5lkASBqGrE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Line To 1-Line Data Selectors/Multiplexers With Tristate Output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H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/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M,7R</text:p>
          </table:table-cell>
          <table:table-cell office:value-type="string" calcext:value-type="string">
            <text:p>74S139</text:p>
          </table:table-cell>
          <table:table-cell office:value-type="string" calcext:value-type="string">
            <text:p>https://www.mouser.sg/ProductDetail/Texas-Instruments/SN74LS139AN?qs=sGAEpiMZZMtxONTBFIcRfpKvrGTByBdi%2FBZhV6RAyCA%3D</text:p>
          </table:table-cell>
          <table:table-cell office:value-type="string" calcext:value-type="string">
            <text:p>S$0.93</text:p>
          </table:table-cell>
          <table:table-cell office:value-type="string" calcext:value-type="string">
            <text:p>Dual 2-Line to 4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8</text:p>
          </table:table-cell>
          <table:table-cell office:value-type="float" office:value="74148" calcext:value-type="float">
            <text:p>74148</text:p>
          </table:table-cell>
          <table:table-cell office:value-type="string" calcext:value-type="string">
            <text:p>https://www.mouser.sg/ProductDetail/Texas-Instruments/SN74LS148N?qs=%2Fha2pyFaduh2M99jnePeauqUp%2FrIBfH7vdDEJ7aGS4Q%3D</text:p>
          </table:table-cell>
          <table:table-cell office:value-type="string" calcext:value-type="string">
            <text:p>S$2.46</text:p>
          </table:table-cell>
          <table:table-cell office:value-type="string" calcext:value-type="string">
            <text:p>8-Line To 3-Line Priority Encod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N,3P,3R,3S</text:p>
          </table:table-cell>
          <table:table-cell office:value-type="float" office:value="74161" calcext:value-type="float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T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/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A,4B,4C,4D</text:p>
          </table:table-cell>
          <table:table-cell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H,6H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L6,5L6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,8D2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M6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https://www.mouser.sg/ProductDetail/Texas-Instruments/SN74LS10N?qs=sGAEpiMZZMutXGli8Ay4kBELecaPbA6BixFJp4A71TE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Triple 3-Input Positive-NAND Gate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P,4S,5P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https://www.mouser.sg/ProductDetail/Texas-Instruments/SN74LS74ANE4?qs=%2Fha2pyFaduisezm8rmvWidBAnd8e%2F0Kj57shzdZeHHc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Dual Positive-Edge-Triggered D-Type Flip-Flops With Clear And Prese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P7R,8L7R,8N7R,8R7R,8S7R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R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mouser.sg/ProductDetail/Texas-Instruments/SN74LS04NE4?qs=sGAEpiMZZMutVWjHE%2FYQw8FcJMyir0Lqzet%252BOgibJRs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Hex Invert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T</text:p>
          </table:table-cell>
          <table:table-cell office:value-type="float" office:value="74368" calcext:value-type="float">
            <text:p>74368</text:p>
          </table:table-cell>
          <table:table-cell office:value-type="string" calcext:value-type="string">
            <text:p>https://www.mouser.sg/ProductDetail/Texas-Instruments/SN74LS368AN?qs=%2Fha2pyFadug6ZOj3cmpD6YwUi6dGmUUQRqKJDT%2FBvsw%3D</text:p>
          </table:table-cell>
          <table:table-cell/>
          <table:table-cell office:value-type="string" calcext:value-type="string">
            <text:p>Hex Buffers/Line Drivers with Inverting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E,5F</text:p>
          </table:table-cell>
          <table:table-cell office:value-type="float" office:value="74283" calcext:value-type="float">
            <text:p>74283</text:p>
          </table:table-cell>
          <table:table-cell office:value-type="string" calcext:value-type="string">
            <text:p>https://www.mouser.sg/ProductDetail/Texas-Instruments/SN74LS283NE4?qs=sGAEpiMZZMuV4z%252BhZ4pm1L11UKYaBimF7vh839uxJBE%3D</text:p>
          </table:table-cell>
          <table:table-cell office:value-type="string" calcext:value-type="string">
            <text:p>S$1.30</text:p>
          </table:table-cell>
          <table:table-cell office:value-type="string" calcext:value-type="string">
            <text:p>4-Bit Binary Full Adders With Fast Carry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F8,5H8,5J8,5K8</text:p>
          </table:table-cell>
          <table:table-cell office:value-type="float" office:value="74153" calcext:value-type="float">
            <text:p>74153</text:p>
          </table:table-cell>
          <table:table-cell office:value-type="string" calcext:value-type="string">
            <text:p>https://www.mouser.sg/ProductDetail/Texas-Instruments/SN74LS153N?qs=%2Fha2pyFaduiKvNoFphi6HlKGeKB98vZDSnL2nsGsGDQ%3D</text:p>
          </table:table-cell>
          <table:table-cell office:value-type="string" calcext:value-type="string">
            <text:p>S$0.98</text:p>
          </table:table-cell>
          <table:table-cell office:value-type="string" calcext:value-type="string">
            <text:p>Dual 1-of-4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H,6E,6F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J,5K,5L,6J,6K,6L</text:p>
          </table:table-cell>
          <table:table-cell office:value-type="float" office:value="74194" calcext:value-type="float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N7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P7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R,5S</text:p>
          </table:table-cell>
          <table:table-cell office:value-type="float" office:value="7485" calcext:value-type="float">
            <text:p>7485</text:p>
          </table:table-cell>
          <table:table-cell office:value-type="string" calcext:value-type="string">
            <text:p>https://www.mouser.sg/ProductDetail/Texas-Instruments/SN74LS85N?qs=%2Fha2pyFadujWUs9azztjOlpLCPvFTfozqJRbtmiwunU%3D</text:p>
          </table:table-cell>
          <table:table-cell office:value-type="string" calcext:value-type="string">
            <text:p>S$1.87</text:p>
          </table:table-cell>
          <table:table-cell office:value-type="string" calcext:value-type="string">
            <text:p>4-Bit Magnitude Comparato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R7,6R7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S7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A,6B,6C,6D</text:p>
          </table:table-cell>
          <table:table-cell office:value-type="float" office:value="74163" calcext:value-type="float">
            <text:p>74163</text:p>
          </table:table-cell>
          <table:table-cell office:value-type="string" calcext:value-type="string">
            <text:p>https://www.mouser.sg/ProductDetail/Texas-Instruments/SN74LS163AN?qs=sGAEpiMZZMtdY2G%252BSI3N4aQvQNXOTGN6zp2qU1pEmt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A2,6B2,6C2</text:p>
          </table:table-cell>
          <table:table-cell office:value-type="string" calcext:value-type="string">
            <text:p>2114FAST</text:p>
          </table:table-cell>
          <table:table-cell office:value-type="string" calcext:value-type="string">
            <text:p>https://www.jameco.com/z/2114N-2-Major-Brands-IC-2114N-2-SRAM-1Kx4-DIP-18-pin-200ns_38973.html?CID=MERCH</text:p>
          </table:table-cell>
          <table:table-cell office:value-type="string" calcext:value-type="string">
            <text:p>S$5.00</text:p>
          </table:table-cell>
          <table:table-cell office:value-type="string" calcext:value-type="string">
            <text:p>4K Static RAM (1K x 4bit) (Fast)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https://www.mouser.sg/ProductDetail/Mill-Max/110-13-318-41-801000?qs=WZeyYeqMOWcusVdSCp10bQ%3D%3D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2,6F2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F6</text:p>
          </table:table-cell>
          <table:table-cell office:value-type="float" office:value="74157" calcext:value-type="float">
            <text:p>74157</text:p>
          </table:table-cell>
          <table:table-cell office:value-type="string" calcext:value-type="string">
            <text:p>https://www.mouser.sg/ProductDetail/Texas-Instruments/SN74LS157NE4?qs=sGAEpiMZZMtxONTBFIcRfk9GpaUoLd0cMjAQzUGo2H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Quadruple 1-of-2 Data Selectors/Multiplex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N2,6N6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P6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https://www.mouser.sg/ProductDetail/Texas-Instruments/SN74LS86ANE4?qs=sGAEpiMZZMtMa9lbYwD6ZGuuqVaqkGmOhAIPhWJxBPY%3D</text:p>
          </table:table-cell>
          <table:table-cell office:value-type="string" calcext:value-type="string">
            <text:p>S$1.02</text:p>
          </table:table-cell>
          <table:table-cell office:value-type="string" calcext:value-type="string">
            <text:p>Quadruple 2-Input Exclusive-OR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R,6S,7E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S7</text:p>
          </table:table-cell>
          <table:table-cell office:value-type="float" office:value="74273" calcext:value-type="float">
            <text:p>74273</text:p>
          </table:table-cell>
          <table:table-cell office:value-type="string" calcext:value-type="string">
            <text:p>https://www.mouser.sg/ProductDetail/Texas-Instruments/SN74LS273NE4?qs=sGAEpiMZZMvxP%252Bvr8KwMwF73%2FSEETFlcw32YC66%252Bjxg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Octal D-Type Positive-Edge-Triggered Flip-Flops With Clea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A</text:p>
          </table:table-cell>
          <table:table-cell office:value-type="float" office:value="7408" calcext:value-type="float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A2,8B2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https://www.mouser.sg/ProductDetail/Texas-Instruments/SN74LS174N?qs=%2Fha2pyFadugqDRhw3C%2FQ8X6a6hwoxKy6iKJc85BJA4M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Hex D-Type Positive-Edge-Triggered Flip-Flops With Clea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B,7T</text:p>
          </table:table-cell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mouser.sg/ProductDetail/Texas-Instruments/SN74LS32NE4?qs=sGAEpiMZZMtMa9lbYwD6ZGuuqVaqkGmO7x4PfQeTHF4%3D</text:p>
          </table:table-cell>
          <table:table-cell office:value-type="string" calcext:value-type="string">
            <text:p>S$0.87</text:p>
          </table:table-cell>
          <table:table-cell office:value-type="string" calcext:value-type="string">
            <text:p>Quad 2-input positive-OR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B2,7C2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https://www.mouser.sg/ProductDetail/Texas-Instruments/SN74LS245NE4?qs=sGAEpiMZZMs9F6aVvY09bhwfQrNqig7qIcn1fgzui%2FY%3D</text:p>
          </table:table-cell>
          <table:table-cell office:value-type="string" calcext:value-type="string">
            <text:p>S$0.89</text:p>
          </table:table-cell>
          <table:table-cell office:value-type="string" calcext:value-type="string">
            <text:p>Octal Bus Transceivers With Tristate Outpu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https://www.mouser.sg/ProductDetail/Mill-Max/110-43-320-41-801000?qs=RC2ne4458IKe5rHuueYA%2FA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4LS21</text:p>
          </table:table-cell>
          <table:table-cell office:value-type="string" calcext:value-type="string">
            <text:p>https://www.mouser.sg/ProductDetail/Texas-Instruments/SN74LS21NE4?qs=sGAEpiMZZMtMa9lbYwD6ZGuuqVaqkGmOS8GB5LKZP7E%3D</text:p>
          </table:table-cell>
          <table:table-cell office:value-type="string" calcext:value-type="string">
            <text:p>S$0.62</text:p>
          </table:table-cell>
          <table:table-cell office:value-type="string" calcext:value-type="string">
            <text:p>Dual 4-Input Positive-AND Gate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D6,7E6,7F6,7H6,7J6,7K6</text:p>
          </table:table-cell>
          <table:table-cell office:value-type="float" office:value="74194" calcext:value-type="float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JR,7LR,7MR,7MR2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L7,7L72,7M7,7M72,7N7,7P7,7R7,7S7</text:p>
          </table:table-cell>
          <table:table-cell office:value-type="float" office:value="74194" calcext:value-type="float">
            <text:p>74194</text:p>
          </table:table-cell>
          <table:table-cell office:value-type="string" calcext:value-type="string">
            <text:p>https://www.mouser.sg/ProductDetail/Texas-Instruments/SN74LS194AN?qs=%2Fha2pyFadujYU8BF2jKu2xc2zlYRxRNCxtAdpWgTaU4%3D</text:p>
          </table:table-cell>
          <table:table-cell office:value-type="string" calcext:value-type="string">
            <text:p>S$1.25</text:p>
          </table:table-cell>
          <table:table-cell office:value-type="string" calcext:value-type="string">
            <text:p>4-Bit Bidirectional Universal Shift Register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https://www.mouser.sg/ProductDetail/Texas-Instruments/SN74LS138NE4?qs=sGAEpiMZZMtxONTBFIcRfk9GpaUoLd0ck0Ao35GjMhY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3-Line to 8-Line Decoders/Demultiplexers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https://www.mouser.sg/ProductDetail/Mill-Max/110-13-316-41-801000?qs=WZeyYeqMOWd122xzWNZKKg%3D%3D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6</text:p>
          </table:table-cell>
          <table:table-cell office:value-type="float" office:value="7408" calcext:value-type="float">
            <text:p>7408</text:p>
          </table:table-cell>
          <table:table-cell office:value-type="string" calcext:value-type="string">
            <text:p>https://www.mouser.sg/ProductDetail/Texas-Instruments/SN74LS08NE4?qs=sGAEpiMZZMtMa9lbYwD6ZGuuqVaqkGmOfW4A%252BAFGoNk%3D</text:p>
          </table:table-cell>
          <table:table-cell office:value-type="string" calcext:value-type="string">
            <text:p>S$0.72</text:p>
          </table:table-cell>
          <table:table-cell office:value-type="string" calcext:value-type="string">
            <text:p>Quadruple 2-Input Positive-AND Gat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https://www.mouser.sg/ProductDetail/Mill-Max/110-93-314-41-801000?qs=%2Fha2pyFaduiAoJI%252BFT3Un6AU4u1EPWQWyNo%252BHzE50tJ%252B9XjMyXXSECwGDt8yOlKj</text:p>
          </table:table-cell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E6R,8H6R,8K6R,8N6R</text:p>
          </table:table-cell>
          <table:table-cell office:value-type="string" calcext:value-type="string">
            <text:p>6264FAST</text:p>
          </table:table-cell>
          <table:table-cell office:value-type="string" calcext:value-type="string">
            <text:p>https://www.mouser.sg/ProductDetail/Alliance-Memory/AS6C6264-55PCN?qs=sGAEpiMZZMt9mBA6nIyysDfDw0vDQxSwL3Jgh6owPVw%3D</text:p>
          </table:table-cell>
          <table:table-cell office:value-type="string" calcext:value-type="string">
            <text:p>S$4.01</text:p>
          </table:table-cell>
          <table:table-cell office:value-type="string" calcext:value-type="string">
            <text:p>64K (8Kx8) Static RA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https://www.mouser.sg/ProductDetail/Mill-Max/110-13-628-41-801000?qs=%2Fha2pyFaduj2Vn9jTBaNkbbuPoiuMRTWeD8fU3A14YCfUCD0%252BtDLsfAVe9w3OSTn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SEL1</text:p>
          </table:table-cell>
          <table:table-cell office:value-type="string" calcext:value-type="string">
            <text:p>CONN-SIL2</text:p>
          </table:table-cell>
          <table:table-cell office:value-type="string" calcext:value-type="string">
            <text:p>https://www.mouser.sg/ProductDetail/Mill-Max/380-10-102-10-003000?qs=MLItCLRbWsyWWsUs4lllqQ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SEL2</text:p>
          </table:table-cell>
          <table:table-cell office:value-type="string" calcext:value-type="string">
            <text:p>CONN-SIL2</text:p>
          </table:table-cell>
          <table:table-cell office:value-type="string" calcext:value-type="string">
            <text:p>https://www.mouser.sg/ProductDetail/Mill-Max/380-10-102-10-003000?qs=MLItCLRbWsyWWsUs4lllqQ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SEL4</text:p>
          </table:table-cell>
          <table:table-cell office:value-type="string" calcext:value-type="string">
            <text:p>CONN-SIL2</text:p>
          </table:table-cell>
          <table:table-cell office:value-type="string" calcext:value-type="string">
            <text:p>https://www.mouser.sg/ProductDetail/Mill-Max/380-10-102-10-003000?qs=MLItCLRbWsyWWsUs4lllqQ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SEL5</text:p>
          </table:table-cell>
          <table:table-cell office:value-type="string" calcext:value-type="string">
            <text:p>CONN-SIL2</text:p>
          </table:table-cell>
          <table:table-cell office:value-type="string" calcext:value-type="string">
            <text:p>https://www.mouser.sg/ProductDetail/Mill-Max/380-10-102-10-003000?qs=MLItCLRbWsyWWsUs4lllqQ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YNC1,HSYNC1,JB1,JG1,JR1,TVSYNC1,VSYNC1</text:p>
          </table:table-cell>
          <table:table-cell office:value-type="string" calcext:value-type="string">
            <text:p>161-0098-E</text:p>
          </table:table-cell>
          <table:table-cell office:value-type="string" calcext:value-type="string">
            <text:p>https://www.mouser.sg/ProductDetail/Kobiconn/161-0097-E?qs=XvXsANjzvCPrZr5AKzRXng%3D%3D</text:p>
          </table:table-cell>
          <table:table-cell/>
          <table:table-cell office:value-type="string" calcext:value-type="string">
            <text:p>RCA Phono Connectors PHONO PCB WHIT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1610098E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58,DR68,DR7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Generic resistor symbol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83</text:p>
          </table:table-cell>
          <table:table-cell office:value-type="float" office:value="74161" calcext:value-type="float">
            <text:p>74161</text:p>
          </table:table-cell>
          <table:table-cell office:value-type="string" calcext:value-type="string">
            <text:p>https://www.mouser.sg/ProductDetail/Texas-Instruments/SN74LS161AN?qs=sGAEpiMZZMtdY2G%252BSI3N4ULNIy7IUD05%2FJSW%252B139gsI%3D</text:p>
          </table:table-cell>
          <table:table-cell office:value-type="string" calcext:value-type="string">
            <text:p>S$0.90</text:p>
          </table:table-cell>
          <table:table-cell office:value-type="string" calcext:value-type="string">
            <text:p>Synchronous 4-Bit Binary Counters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ANSIONBUSA1</text:p>
          </table:table-cell>
          <table:table-cell office:value-type="string" calcext:value-type="string">
            <text:p>CONN-DIL34</text:p>
          </table:table-cell>
          <table:table-cell office:value-type="string" calcext:value-type="string">
            <text:p>https://www.mouser.sg/ProductDetail/3M-Electronic-Solutions-Division/929852-01-17-30?qs=sGAEpiMZZMs%252BGHln7q6pm0R%252BIqgWC%252BQxCIlq0Hg83cE%3D</text:p>
          </table:table-cell>
          <table:table-cell office:value-type="string" calcext:value-type="string">
            <text:p>S$4.54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3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ANSIONBUSB1</text:p>
          </table:table-cell>
          <table:table-cell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S$8.11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PANSIONBUSC1</text:p>
          </table:table-cell>
          <table:table-cell office:value-type="string" calcext:value-type="string">
            <text:p>CONN-SIL2</text:p>
          </table:table-cell>
          <table:table-cell office:value-type="string" calcext:value-type="string">
            <text:p>https://www.mouser.sg/ProductDetail/3M-Electronic-Solutions-Division/929850-01-02-10?qs=sGAEpiMZZMs%252BGHln7q6pm6DQXoV0bF8fKj%2FScW6NT6k%3D</text:p>
          </table:table-cell>
          <table:table-cell office:value-type="string" calcext:value-type="string">
            <text:p>S$1.28</text:p>
          </table:table-cell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ANSIONBUSH1,EXPANSIONBUSH2,EXPANSIONBUSH3,EXPANSIONBUSH4,EXPANSIONBUSH5,EXPANSIONBUSH6,VIDEOH1,VIDEOH2,VIDEOH3,VIDEOH4,VIDEOH5,VIDEOH6</text:p>
          </table:table-cell>
          <table:table-cell office:value-type="float" office:value="9022646824" calcext:value-type="float">
            <text:p>9022646824</text:p>
          </table:table-cell>
          <table:table-cell office:value-type="string" calcext:value-type="string">
            <text:p>https://www.mouser.sg/ProductDetail/?qs=gIpPgrDBK%2Fj7cjNJs9Ij%252BQ%3D%3D</text:p>
          </table:table-cell>
          <table:table-cell/>
          <table:table-cell office:value-type="string" calcext:value-type="string">
            <text:p>Harting 64 Way 2.54mm Pitch, Type B Class C2, 2 Row a/b, Straight DIN 41612 Connector, Socket, Solder</text:p>
          </table:table-cell>
          <table:table-cell office:value-type="string" calcext:value-type="string">
            <text:p>Backplane</text:p>
          </table:table-cell>
          <table:table-cell office:value-type="float" office:value="9022646824" calcext:value-type="float">
            <text:p>902264682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ANSIONBUSP1,EXPANSIONBUSP2,EXPANSIONBUSP3,EXPANSIONBUSP4,EXPANSIONBUSP5,VIDEOP1,VIDEOP2,VIDEOP3,VIDEOP4,VIDEOP5</text:p>
          </table:table-cell>
          <table:table-cell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office:value-type="float" office:value="9021646921" calcext:value-type="float">
            <text:p>9021646921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ANSIONBUSP6,VIDEOP6</text:p>
          </table:table-cell>
          <table:table-cell office:value-type="string" calcext:value-type="string">
            <text:p>MY_09021646921</text:p>
          </table:table-cell>
          <table:table-cell office:value-type="string" calcext:value-type="string">
            <text:p>https://www.mouser.sg/ProductDetail/HARTING/09021646921?qs=gIpPgrDBK%2FiWr6s0yE4P1A%3D%3D</text:p>
          </table:table-cell>
          <table:table-cell/>
          <table:table-cell office:value-type="string" calcext:value-type="string">
            <text:p>DIN 41612 Connectors 64P 2A MALE R/A SLDR</text:p>
          </table:table-cell>
          <table:table-cell/>
          <table:table-cell office:value-type="float" office:value="9021646921" calcext:value-type="float">
            <text:p>9021646921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RAMSEL1</text:p>
          </table:table-cell>
          <table:table-cell office:value-type="string" calcext:value-type="string">
            <text:p>CONN-SIL8</text:p>
          </table:table-cell>
          <table:table-cell office:value-type="string" calcext:value-type="string">
            <text:p>https://www.mouser.sg/ProductDetail/Mill-Max/380-10-108-10-003000?qs=MLItCLRbWsxB5q2uC0js4g%3D%3D</text:p>
          </table:table-cell>
          <table:table-cell/>
          <table:table-cell office:value-type="string" calcext:value-type="string">
            <text:p>0.1in pitch SIL connector strip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SIL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https://www.mouser.sg/ProductDetail/3M-Electronic-Solutions-Division/929850-01-02-10?qs=sGAEpiMZZMs%252BGHln7q6pm6DQXoV0bF8fKj%2FScW6NT6k%3D</text:p>
          </table:table-cell>
          <table:table-cell/>
          <table:table-cell office:value-type="string" calcext:value-type="string">
            <text:p>Animated Jump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SIL2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YER1,LAYER2,LAYER3,LAYER4</text:p>
          </table:table-cell>
          <table:table-cell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XEL1</text:p>
          </table:table-cell>
          <table:table-cell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Sprit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XEL2</text:p>
          </table:table-cell>
          <table:table-cell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XEL3,PIXEL4</text:p>
          </table:table-cell>
          <table:table-cell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XEL5</text:p>
          </table:table-cell>
          <table:table-cell office:value-type="string" calcext:value-type="string">
            <text:p>TST-105-04-L-D-RA</text:p>
          </table:table-cell>
          <table:table-cell office:value-type="string" calcext:value-type="string">
            <text:p>https://www.mouser.sg/ProductDetail/Samtec/TST-105-04-L-D-RA?qs=rU5fayqh%252BE1Sh4tE8MmD1w%3D%3D</text:p>
          </table:table-cell>
          <table:table-cell/>
          <table:table-cell office:value-type="string" calcext:value-type="string">
            <text:p>Conn Shrouded Header HDR 10 POS 2.54mm Solder RA Thru-Hole Tube</text:p>
          </table:table-cell>
          <table:table-cell office:value-type="string" calcext:value-type="string">
            <text:p>Mode7</text:p>
          </table:table-cell>
          <table:table-cell office:value-type="string" calcext:value-type="string">
            <text:p>SHDRRA10W64P254_2X5_2032X889X927P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COL1</text:p>
          </table:table-cell>
          <table:table-cell office:value-type="string" calcext:value-type="string">
            <text:p>CONN-DIL20</text:p>
          </table:table-cell>
          <table:table-cell office:value-type="string" calcext:value-type="string">
            <text:p>https://www.mouser.sg/ProductDetail/3M-Electronic-Solutions-Division/929850-01-20-10?qs=sGAEpiMZZMs%252BGHln7q6pmwu5ra4CY41iGmTOHot%252BMls%3D</text:p>
          </table:table-cell>
          <table:table-cell office:value-type="string" calcext:value-type="string">
            <text:p>S$4.48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V1,RV2,RV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mouser.sg/ProductDetail/Bourns/3005P-1-101?qs=%2Fha2pyFadugNvqHzgUEG%2Fv4gN98QRkBfjRsbXcFAihF0XyOI7GuhTQ%3D%3D</text:p>
          </table:table-cell>
          <table:table-cell/>
          <table:table-cell office:value-type="string" calcext:value-type="string">
            <text:p>POT 100 OHM 3/4 inch RECT WW SL M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PRE-MT0.75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1</text:p>
          </table:table-cell>
          <table:table-cell office:value-type="string" calcext:value-type="string">
            <text:p>CONN-DIL8</text:p>
          </table:table-cell>
          <table:table-cell office:value-type="string" calcext:value-type="string">
            <text:p>https://www.mouser.sg/ProductDetail/Mill-Max/803-47-008-10-001000?qs=sGAEpiMZZMvlX3nhDDO4AEvDUxDP%2FxEU0g06CSv%2FFqg%3D</text:p>
          </table:table-cell>
          <table:table-cell office:value-type="string" calcext:value-type="string">
            <text:p>S$2.53</text:p>
          </table:table-cell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CONN-DIL8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2</text:p>
          </table:table-cell>
          <table:table-cell office:value-type="string" calcext:value-type="string">
            <text:p>2311586-4</text:p>
          </table:table-cell>
          <table:table-cell office:value-type="string" calcext:value-type="string">
            <text:p>https://www.mouser.sg/ProductDetail/TE-Connectivity/2311586-4?qs=rrS6PyfT74fCtSRxG4pC6w%3D%3D</text:p>
          </table:table-cell>
          <table:table-cell/>
          <table:table-cell office:value-type="string" calcext:value-type="string">
            <text:p>D-Sub High Density Connectors AMPL REC, HD22 R/A 15P THREADED BLU</text:p>
          </table:table-cell>
          <table:table-cell office:value-type="string" calcext:value-type="string">
            <text:p>Video</text:p>
          </table:table-cell>
          <table:table-cell office:value-type="float" office:value="23115864" calcext:value-type="float">
            <text:p>23115864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CLK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s://www.mouser.sg/ProductDetail/CTS-Electronic-Components/MXO45HS-2C-12M0000?qs=sGAEpiMZZMt8zWNA7msRCvpTgpVI8f3UwUWPm0GFK9s%3D</text:p>
          </table:table-cell>
          <table:table-cell/>
          <table:table-cell office:value-type="string" calcext:value-type="string">
            <text:p>Timer/Oscillato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https://www.mouser.sg/ProductDetail/Mill-Max/110-93-308-41-001000?qs=WZeyYeqMOWe5ncqYpB7m3g%3D%3D</text:p>
          </table:table-cell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1</text:p>
          </table:table-cell>
          <table:table-cell office:value-type="string" calcext:value-type="string">
            <text:p>CONN-DIL20</text:p>
          </table:table-cell>
          <table:table-cell office:value-type="string" calcext:value-type="string">
            <text:p>https://www.mouser.sg/ProductDetail/3M-Electronic-Solutions-Division/929850-01-20-10?qs=sGAEpiMZZMs%252BGHln7q6pmwu5ra4CY41iGmTOHot%252BMls%3D</text:p>
          </table:table-cell>
          <table:table-cell/>
          <table:table-cell office:value-type="string" calcext:value-type="string">
            <text:p>0.1in pitch DIL connector strip</text:p>
          </table:table-cell>
          <table:table-cell office:value-type="string" calcext:value-type="string">
            <text:p>Backplane</text:p>
          </table:table-cell>
          <table:table-cell office:value-type="string" calcext:value-type="string">
            <text:p>CONN-DIL20</text:p>
          </table:table-cell>
          <table:table-cell/>
          <table:table-cell office:value-type="string" calcext:value-type="string">
            <text:p>Top Copper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MDD1</text:p>
          </table:table-cell>
          <table:table-cell office:value-type="string" calcext:value-type="string">
            <text:p>VSMDIGITALDISPLAY</text:p>
          </table:table-cell>
          <table:table-cell table:number-columns-repeated="2"/>
          <table:table-cell office:value-type="string" calcext:value-type="string">
            <text:p>CRT Display with frequency detection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 table:visibility="filter">
          <table:table-cell office:value-type="string" calcext:value-type="string">
            <text:p>Miscellane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MDD2,VSMDD3,VSMDD4,VSMDD5</text:p>
          </table:table-cell>
          <table:table-cell office:value-type="string" calcext:value-type="string">
            <text:p>VSMDIGITALDATA</text:p>
          </table:table-cell>
          <table:table-cell table:number-columns-repeated="2"/>
          <table:table-cell office:value-type="string" calcext:value-type="string">
            <text:p>Digital Data Generator (Virtual Instrument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Not placed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https://www.mouser.sg/ProductDetail/520-HCU1209-SX</text:p>
          </table:table-cell>
          <table:table-cell office:value-type="string" calcext:value-type="string">
            <text:p>S$1.04</text:p>
          </table:table-cell>
          <table:table-cell office:value-type="string" calcext:value-type="string">
            <text:p>Quartz crystal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XTAL18</text:p>
          </table:table-cell>
          <table:table-cell/>
          <table:table-cell office:value-type="string" calcext:value-type="string">
            <text:p>Top Copper</text:p>
          </table:table-cell>
        </table:table-row>
      </table:table>
      <table:named-expressions/>
      <table:database-ranges>
        <table:database-range table:name="__Anonymous_Sheet_DB__0" table:target-range-address="'Bill Of Materials Bomb Jack components'.A1:'Bill Of Materials Bomb Jack components'.K160" table:display-filter-buttons="true">
          <table:filter>
            <table:filter-and>
              <table:filter-condition table:field-number="7" table:value="Vide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21-05-06T20:54:10.106000000</dc:date>
    <meta:editing-duration>PT1M52S</meta:editing-duration>
    <meta:editing-cycles>4</meta:editing-cycles>
    <meta:document-statistic meta:table-count="1" meta:cell-count="1651" meta:object-count="0"/>
  </office:meta>
</office:document-meta>
</file>